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9FA0000083AFDEE89B90507DA8D.png" manifest:media-type="image/png"/>
  <manifest:file-entry manifest:full-path="Pictures/10000001000006680000039CD7F179304A63711E.png" manifest:media-type="image/png"/>
  <manifest:file-entry manifest:full-path="Pictures/1000000000000500000002D07DA2822FE605D03F.jpg" manifest:media-type="image/jpe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Wingdings" svg:font-family="Wingdings" style:font-charset="x-symbol"/>
  </office:font-face-decls>
  <office:automatic-styles>
    <style:style style:name="P1" style:family="paragraph" style:parent-style-name="List_20_Paragraph">
      <style:paragraph-properties fo:text-align="start" style:justify-single-word="false"/>
      <style:text-properties officeooo:paragraph-rsid="001bfcdb"/>
    </style:style>
    <style:style style:name="P2" style:family="paragraph" style:parent-style-name="List_20_Paragraph">
      <style:paragraph-properties fo:text-align="justify" style:justify-single-word="false"/>
    </style:style>
    <style:style style:name="P3" style:family="paragraph" style:parent-style-name="Standard">
      <style:paragraph-properties fo:text-align="justify" style:justify-single-word="false"/>
    </style:style>
    <style:style style:name="P4" style:family="paragraph" style:parent-style-name="List_20_Paragraph">
      <style:paragraph-properties fo:text-align="justify" style:justify-single-word="false"/>
      <style:text-properties officeooo:rsid="001ce64f" officeooo:paragraph-rsid="001ce64f"/>
    </style:style>
    <style:style style:name="P5" style:family="paragraph" style:parent-style-name="List_20_Paragraph">
      <style:paragraph-properties fo:text-align="justify" style:justify-single-word="false"/>
      <style:text-properties officeooo:rsid="001dfa53" officeooo:paragraph-rsid="001dfa53"/>
    </style:style>
    <style:style style:name="P6" style:family="paragraph" style:parent-style-name="Standard">
      <style:paragraph-properties fo:text-align="center" style:justify-single-word="false"/>
    </style:style>
    <style:style style:name="P7" style:family="paragraph" style:parent-style-name="List_20_Paragraph" style:list-style-name="WWNum3">
      <style:paragraph-properties fo:text-align="justify" style:justify-single-word="false"/>
    </style:style>
    <style:style style:name="P8" style:family="paragraph" style:parent-style-name="List_20_Paragraph" style:list-style-name="WWNum3">
      <style:paragraph-properties fo:text-align="justify" style:justify-single-word="false"/>
      <style:text-properties officeooo:paragraph-rsid="001bfcdb"/>
    </style:style>
    <style:style style:name="P9" style:family="paragraph" style:parent-style-name="List_20_Paragraph">
      <style:paragraph-properties fo:text-align="justify" style:justify-single-word="false"/>
    </style:style>
    <style:style style:name="P10" style:family="paragraph" style:parent-style-name="List_20_Paragraph">
      <style:paragraph-properties fo:margin-left="0in" fo:margin-right="0in" fo:text-align="justify" style:justify-single-word="false" fo:text-indent="0in" style:auto-text-indent="false"/>
    </style:style>
    <style:style style:name="P11" style:family="paragraph" style:parent-style-name="List_20_Paragraph" style:list-style-name="WWNum3">
      <style:paragraph-properties fo:text-align="justify" style:justify-single-word="false"/>
      <style:text-properties officeooo:rsid="00167856" officeooo:paragraph-rsid="00167856"/>
    </style:style>
    <style:style style:name="P12" style:family="paragraph" style:parent-style-name="List_20_Paragraph" style:list-style-name="WWNum3">
      <style:paragraph-properties fo:text-align="justify" style:justify-single-word="false"/>
      <style:text-properties officeooo:rsid="00168542" officeooo:paragraph-rsid="00168542"/>
    </style:style>
    <style:style style:name="P13" style:family="paragraph" style:parent-style-name="List_20_Paragraph" style:list-style-name="WWNum3">
      <style:paragraph-properties fo:text-align="justify" style:justify-single-word="false"/>
      <style:text-properties officeooo:rsid="0018454a" officeooo:paragraph-rsid="0018454a"/>
    </style:style>
    <style:style style:name="P14" style:family="paragraph" style:parent-style-name="List_20_Paragraph" style:list-style-name="WWNum3">
      <style:paragraph-properties fo:text-align="justify" style:justify-single-word="false"/>
      <style:text-properties officeooo:rsid="0019fdc8" officeooo:paragraph-rsid="0019fdc8"/>
    </style:style>
    <style:style style:name="P15" style:family="paragraph" style:parent-style-name="List_20_Paragraph" style:list-style-name="WWNum3">
      <style:paragraph-properties fo:text-align="justify" style:justify-single-word="false"/>
      <style:text-properties officeooo:rsid="001a644a" officeooo:paragraph-rsid="001a644a"/>
    </style:style>
    <style:style style:name="P16" style:family="paragraph" style:parent-style-name="List_20_Paragraph" style:list-style-name="WWNum3">
      <style:paragraph-properties fo:margin-left="0in" fo:margin-right="0in" fo:text-align="justify" style:justify-single-word="false" fo:text-indent="0in" style:auto-text-indent="false"/>
      <style:text-properties officeooo:rsid="001a644a" officeooo:paragraph-rsid="001a644a"/>
    </style:style>
    <style:style style:name="P17" style:family="paragraph" style:parent-style-name="List_20_Paragraph" style:list-style-name="WWNum3">
      <style:paragraph-properties fo:text-align="justify" style:justify-single-word="false"/>
      <style:text-properties officeooo:rsid="001bfcdb" officeooo:paragraph-rsid="001bfcdb"/>
    </style:style>
    <style:style style:name="P18" style:family="paragraph" style:parent-style-name="List_20_Paragraph" style:list-style-name="WWNum3">
      <style:paragraph-properties fo:margin-left="0in" fo:margin-right="0in" fo:text-align="start" style:justify-single-word="false" fo:text-indent="0in" style:auto-text-indent="false"/>
      <style:text-properties officeooo:rsid="001bfcdb" officeooo:paragraph-rsid="001bfcdb"/>
    </style:style>
    <style:style style:name="P19" style:family="paragraph" style:parent-style-name="List_20_Paragraph" style:list-style-name="WWNum3">
      <style:paragraph-properties fo:margin-left="0in" fo:margin-right="0in" fo:text-align="start" style:justify-single-word="false" fo:text-indent="0in" style:auto-text-indent="false"/>
      <style:text-properties officeooo:rsid="001bfcdb" officeooo:paragraph-rsid="001bfcdb"/>
    </style:style>
    <style:style style:name="P20" style:family="paragraph" style:parent-style-name="List_20_Paragraph">
      <style:paragraph-properties fo:margin-left="0in" fo:margin-right="0in" fo:text-align="start" style:justify-single-word="false" fo:text-indent="0in" style:auto-text-indent="false"/>
      <style:text-properties officeooo:rsid="001bfcdb" officeooo:paragraph-rsid="001bfcdb"/>
    </style:style>
    <style:style style:name="P21" style:family="paragraph" style:parent-style-name="List_20_Paragraph">
      <style:paragraph-properties fo:text-align="justify" style:justify-single-word="false"/>
      <style:text-properties officeooo:rsid="00208b04" officeooo:paragraph-rsid="00208b04"/>
    </style:style>
    <style:style style:name="P22" style:family="paragraph" style:parent-style-name="List_20_Paragraph">
      <style:paragraph-properties fo:text-align="justify" style:justify-single-word="false"/>
      <style:text-properties officeooo:rsid="0020de61" officeooo:paragraph-rsid="0020de61"/>
    </style:style>
    <style:style style:name="P23" style:family="paragraph" style:parent-style-name="List_20_Paragraph">
      <style:paragraph-properties fo:text-align="justify" style:justify-single-word="false"/>
      <style:text-properties officeooo:rsid="002192de" officeooo:paragraph-rsid="002192de"/>
    </style:style>
    <style:style style:name="P24" style:family="paragraph" style:parent-style-name="List_20_Paragraph">
      <style:paragraph-properties fo:text-align="justify" style:justify-single-word="false"/>
      <style:text-properties officeooo:rsid="0025566e" officeooo:paragraph-rsid="0025566e"/>
    </style:style>
    <style:style style:name="P25" style:family="paragraph" style:parent-style-name="List_20_Paragraph">
      <style:paragraph-properties fo:margin-left="0in" fo:margin-right="0in" fo:text-align="start" style:justify-single-word="false" fo:text-indent="0in" style:auto-text-indent="false"/>
      <style:text-properties officeooo:rsid="00272a9d" officeooo:paragraph-rsid="00272a9d"/>
    </style:style>
    <style:style style:name="P26" style:family="paragraph" style:parent-style-name="List_20_Paragraph">
      <style:paragraph-properties fo:text-align="justify" style:justify-single-word="false"/>
      <style:text-properties officeooo:rsid="00272a9d" officeooo:paragraph-rsid="00272a9d"/>
    </style:style>
    <style:style style:name="P27" style:family="paragraph" style:parent-style-name="List_20_Paragraph" style:list-style-name="WWNum3">
      <style:paragraph-properties fo:text-align="start" style:justify-single-word="false"/>
    </style:style>
    <style:style style:name="P28" style:family="paragraph" style:parent-style-name="List_20_Paragraph">
      <style:paragraph-properties fo:text-align="justify" style:justify-single-word="false"/>
      <style:text-properties officeooo:rsid="001ce64f" officeooo:paragraph-rsid="001ce64f"/>
    </style:style>
    <style:style style:name="P29" style:family="paragraph" style:parent-style-name="List_20_Paragraph">
      <style:paragraph-properties fo:text-align="justify" style:justify-single-word="false"/>
      <style:text-properties officeooo:rsid="001dfa53" officeooo:paragraph-rsid="001dfa53"/>
    </style:style>
    <style:style style:name="P30" style:family="paragraph" style:parent-style-name="List_20_Paragraph">
      <style:paragraph-properties fo:text-align="justify" style:justify-single-word="false"/>
      <style:text-properties officeooo:rsid="00287e2b" officeooo:paragraph-rsid="00287e2b"/>
    </style:style>
    <style:style style:name="T1" style:family="text">
      <style:text-properties officeooo:rsid="00168542"/>
    </style:style>
    <style:style style:name="T2" style:family="text">
      <style:text-properties fo:font-weight="normal" style:font-weight-asian="normal" style:font-weight-complex="normal"/>
    </style:style>
    <style:style style:name="T3" style:family="text">
      <style:text-properties officeooo:rsid="001bfcdb"/>
    </style:style>
    <style:style style:name="T4" style:family="text">
      <style:text-properties officeooo:rsid="001ce64f"/>
    </style:style>
    <style:style style:name="T5" style:family="text">
      <style:text-properties officeooo:rsid="001e4769"/>
    </style:style>
    <style:style style:name="T6" style:family="text">
      <style:text-properties officeooo:rsid="001ef900"/>
    </style:style>
    <style:style style:name="T7" style:family="text">
      <style:text-properties officeooo:rsid="00208b04"/>
    </style:style>
    <style:style style:name="T8" style:family="text">
      <style:text-properties officeooo:rsid="0020de61"/>
    </style:style>
    <style:style style:name="T9" style:family="text">
      <style:text-properties officeooo:rsid="00246c64"/>
    </style:style>
    <style:style style:name="T10" style:family="text">
      <style:text-properties officeooo:rsid="00287e2b"/>
    </style:style>
    <style:style style:name="T11" style:family="text">
      <style:text-properties officeooo:rsid="002a0e89"/>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Nombre Completo:______________________________________________________________</text:p>
      <text:p text:style-name="P6">Taller de Git – GitHub</text:p>
      <text:p text:style-name="P6"/>
      <text:list xml:id="list98557827" text:style-name="WWNum3">
        <text:list-item>
          <text:p text:style-name="P7">¿Cómo se crea un repositorio en Git?</text:p>
          <text:p text:style-name="P7"/>
          <text:list>
            <text:list-header>
              <text:p text:style-name="P11">Un repositorio se crea yendo al directorio deseado, ya sea con el comando cd, o simplemente navegando, con el comando “git init”</text:p>
              <text:p text:style-name="P11"/>
            </text:list-header>
          </text:list>
        </text:list-item>
        <text:list-item>
          <text:p text:style-name="P7">¿Cómo se clona un repositorio en Git?</text:p>
          <text:p text:style-name="P7"/>
          <text:list>
            <text:list-header>
              <text:p text:style-name="P11">Se clona con el comando “git clone” ya sea en el directorio el cual uno esta parado o especificandolo como argumento, <text:span text:style-name="T1">ademas del repositorio/rama que se quiere clonar</text:span></text:p>
              <text:p text:style-name="P11"/>
            </text:list-header>
          </text:list>
        </text:list-item>
        <text:list-item>
          <text:p text:style-name="P7">¿Cómo se crea una rama en Git?</text:p>
          <text:p text:style-name="P7"/>
          <text:list>
            <text:list-header>
              <text:p text:style-name="P12">Con “git branch” y el nombre de la rama, o con “git checkout -b «nombre»” para crearla y moverse a ella</text:p>
              <text:p text:style-name="P12"/>
            </text:list-header>
          </text:list>
        </text:list-item>
        <text:list-item>
          <text:p text:style-name="P7">¿Cómo se fusionan dos ramas en Git?</text:p>
          <text:p text:style-name="P7"/>
          <text:list>
            <text:list-header>
              <text:p text:style-name="P13">Estando parado en una rama, se utiliza “git merge «rama»” para fusionar la rama actual, con la rama señalada</text:p>
              <text:p text:style-name="P13"/>
            </text:list-header>
          </text:list>
        </text:list-item>
        <text:list-item>
          <text:p text:style-name="P7">¿Cómo se resuelve un conflicto de fusión en Git?</text:p>
          <text:p text:style-name="P7"/>
          <text:list>
            <text:list-header>
              <text:p text:style-name="P14">Se hace el pull del repo, con “git status” se identificaran los archivos en conflicto, git muestra en el mismo archivo los cambios nuevos contrastados con los viejos, este conflicto se tiene que resolver, editando el archivo o decidiendo que cambio es apropiado, se comprueba que este en correcto funcionamiento y se vuelve a añadir con “git add” y hacer el correspondiente commit.</text:p>
              <text:p text:style-name="P14"/>
            </text:list-header>
          </text:list>
        </text:list-item>
        <text:list-item>
          <text:p text:style-name="P7">¿Cómo se hace un push en Git?</text:p>
          <text:p text:style-name="P7"/>
          <text:list>
            <text:list-header>
              <text:p text:style-name="P15">Se hace con “git push «repositorio remoto» «rama»”</text:p>
              <text:p text:style-name="P17">Esto sirve para enviar los cambios hechos a un repositorio remoto.</text:p>
              <text:p text:style-name="P15"/>
            </text:list-header>
          </text:list>
        </text:list-item>
        <text:list-item>
          <text:p text:style-name="P7">¿Cómo se hace un pull en Git?</text:p>
          <text:p text:style-name="P7"/>
          <text:list>
            <text:list-item>
              <text:list>
                <text:list-item>
                  <text:list>
                    <text:list-item>
                      <text:list>
                        <text:list-item>
                          <text:list>
                            <text:list-header>
                              <text:p text:style-name="P16"><text:s/><text:tab/><text:tab/>Se hace con “git pull <text:span text:style-name="T2">«repositorio remoto» «rama»</text:span>” </text:p>
                              <text:list>
                                <text:list-header>
                                  <text:p text:style-name="P16"><text:s/><text:tab/><text:tab/><text:span text:style-name="T3">Esto se hace para actualizar un repositorio local, con los cambios <text:tab/><text:tab/>necesarios de un repositorio remoto</text:span></text:p>
                                </text:list-header>
                              </text:list>
                            </text:list-header>
                          </text:list>
                        </text:list-item>
                      </text:list>
                    </text:list-item>
                  </text:list>
                </text:list-item>
              </text:list>
            </text:list-item>
          </text:list>
        </text:list-item>
        <text:list-item>
          <text:p text:style-name="P7"><text:soft-page-break/>¿Cómo se crea una etiqueta en Git?</text:p>
          <text:p text:style-name="P27"/>
          <text:list>
            <text:list-item>
              <text:list>
                <text:list-header>
                  <text:p text:style-name="P18">Una etiqueta ligera se hace con “git tag «etiqueta»«ID_del_commit»</text:p>
                  <text:list>
                    <text:list-item>
                      <text:list>
                        <text:list-item>
                          <text:list>
                            <text:list-header>
                              <text:p text:style-name="P18"><text:s/>Una etiqueta anotada se hace con “git tag -a «etiqueta» -m «mensaje»«ID_del_commit»</text:p>
                            </text:list-header>
                          </text:list>
                        </text:list-item>
                      </text:list>
                    </text:list-item>
                  </text:list>
                </text:list-header>
              </text:list>
            </text:list-item>
          </text:list>
        </text:list-item>
      </text:list>
      <text:p text:style-name="P25">Una etiqueta anotada es como una etiqueta normal, pero con informacion adicional de la persona que la etiqueto, ademas de un mensaje opcional.</text:p>
      <text:list xml:id="list135650647331817" text:continue-numbering="true" text:style-name="WWNum3">
        <text:list-item>
          <text:list>
            <text:list-item>
              <text:list>
                <text:list-item>
                  <text:list>
                    <text:list-item>
                      <text:list>
                        <text:list-item>
                          <text:list>
                            <text:list-item>
                              <text:list>
                                <text:list-item>
                                  <text:list>
                                    <text:list-item>
                                      <text:list>
                                        <text:list-item>
                                          <text:list>
                                            <text:list-header>
                                              <text:p text:style-name="P18"><text:s/>Para empujar los cambios de las etiquetas, se debe usar “git push «repositorio» --tags”</text:p>
                                            </text:list-header>
                                          </text:list>
                                        </text:list-item>
                                      </text:list>
                                    </text:list-item>
                                  </text:list>
                                </text:list-item>
                              </text:list>
                            </text:list-item>
                          </text:list>
                        </text:list-item>
                      </text:list>
                    </text:list-item>
                  </text:list>
                </text:list-item>
              </text:list>
            </text:list-item>
          </text:list>
        </text:list-item>
      </text:list>
      <text:p text:style-name="P20"/>
      <text:list xml:id="list135651970224121" text:continue-numbering="true" text:style-name="WWNum3">
        <text:list-item>
          <text:p text:style-name="P8">¿Cómo se revierte un commit en Git?</text:p>
        </text:list-item>
      </text:list>
      <text:p text:style-name="P2"/>
      <text:p text:style-name="P1"><text:span text:style-name="T3">Se puede usar “git reset «puntero»” (tipicamente HEAD^ </text:span><text:span text:style-name="T5">)</text:span><text:span text:style-name="T3"> para saltar al commit anterior pero sin eliminar los cambios, el estado actual de los archivos permanece en el directorio local.<text:line-break/><text:line-break/>Tambien se puede usar “git reset –hard «puntero»” para SI eliminar los cambios.<text:line-break/><text:line-break/>Por ultimo, se puede utilizar “</text:span><text:span text:style-name="T4">git revert «commit»” para revertir los cambios de un commit especifico, aunque este va a permanecer en el historial del repositorio</text:span></text:p>
      <text:p text:style-name="P2"/>
      <text:list xml:id="list135651689016242" text:continue-numbering="true" text:style-name="WWNum3">
        <text:list-item>
          <text:p text:style-name="P7">¿Cómo se hace un rebase en Git?</text:p>
        </text:list-item>
      </text:list>
      <text:p text:style-name="P2"/>
      <text:p text:style-name="P4">Se hace con “git rebase «rama»”</text:p>
      <text:p text:style-name="P26">Esto mueve la rama entera de lugar o dicho de otra forma, agarra la rama entera y le cambia el commit del cual se desprende.</text:p>
      <text:p text:style-name="P2"/>
      <text:list xml:id="list135651597134039" text:continue-numbering="true" text:style-name="WWNum3">
        <text:list-item>
          <text:p text:style-name="P7">¿Cómo se resuelve un conflicto de rebase en Git?</text:p>
        </text:list-item>
      </text:list>
      <text:p text:style-name="P2"/>
      <text:list xml:id="list135652253653964" text:continue-numbering="true" text:style-name="WWNum3">
        <text:list-item>
          <text:p text:style-name="P7">¿Cómo se usa el comando cherry-pick en Git?</text:p>
        </text:list-item>
      </text:list>
      <text:p text:style-name="P2"/>
      <text:p text:style-name="P5">Se usa para agregar un commit especifico de otra rama a la actual,</text:p>
      <text:p text:style-name="P5">se necesita el ID <text:span text:style-name="T10">o el Hash</text:span> del commit, para esto <text:span text:style-name="T10">se puede usar “git log” para obtener una lista de los commits y sus hashes, tambien se puede usar “git show” para mostrar info especifica sobre un commit.</text:span></text:p>
      <text:p text:style-name="P30">Por ej: “git cherry-pick «commit»”: Aplica el commit señalado a la rama actual.</text:p>
      <text:p text:style-name="P30">Se puede hacer varias veces como:</text:p>
      <text:p text:style-name="P30">“git cherry-pick «commit1» «commit2» «commit3»”: En este caso, se aplican en el orden especificado.</text:p>
      <text:p text:style-name="P30"/>
      <text:p text:style-name="P5"/>
      <text:p text:style-name="P2"/>
      <text:list xml:id="list135650379453253" text:continue-numbering="true" text:style-name="WWNum3">
        <text:list-item>
          <text:p text:style-name="P7">¿Cómo se usa el comando stash en Git?</text:p>
        </text:list-item>
      </text:list>
      <text:p text:style-name="P2"/>
      <text:p text:style-name="P4"><text:soft-page-break/>El comando “git stash” se usa para guardar cambios que todavia no quieren ser enviados en un commit. Tipicamente esto es usado cuando se tienen que ajustar varios elementos a lo largo de varias ramas sin hacer commits entre ellas.</text:p>
      <text:p text:style-name="P2"/>
      <text:list xml:id="list135650493368566" text:continue-numbering="true" text:style-name="WWNum3">
        <text:list-item>
          <text:p text:style-name="P7">¿Cómo se crea un pull request en GitHub?</text:p>
        </text:list-item>
      </text:list>
      <text:p text:style-name="P10"><text:tab/></text:p>
      <text:p text:style-name="P10"><text:tab/><text:span text:style-name="T6">Una vez hechos los cambios y hecho el “push” se entra a github, al repositorio y en las vistas de las ramas aparec</text:span><text:span text:style-name="T11">era el boron “Create pull request”</text:span><text:span text:style-name="T6">, en los cambios que empujaste, y a</text:span><text:span text:style-name="T11">ll</text:span><text:span text:style-name="T6">i se procede </text:span><text:span text:style-name="T11">con la revision.</text:span></text:p>
      <text:p text:style-name="P2"/>
      <text:list xml:id="list135651420216423" text:continue-numbering="true" text:style-name="WWNum3">
        <text:list-item>
          <text:p text:style-name="P7">¿Cómo se revisan los cambios en un pull request en GitHub?</text:p>
        </text:list-item>
      </text:list>
      <text:p text:style-name="P2"><text:tab/><text:span text:style-name="T7">Navegando hacia el repositorio, habra una pestaña que muestre los pull requests disponibles, y al seleccionar uno, se pueden revisar los cambios.</text:span></text:p>
      <text:p text:style-name="P2"/>
      <text:list xml:id="list135651334821562" text:continue-numbering="true" text:style-name="WWNum3">
        <text:list-item>
          <text:p text:style-name="P7">¿Cómo se acepta un pull request en GitHub?</text:p>
        </text:list-item>
      </text:list>
      <text:p text:style-name="P2"><text:tab/></text:p>
      <text:p text:style-name="P21">Tras <text:span text:style-name="T9">revisar</text:span> los cambios, <text:span text:style-name="T9">archivos modificados/nuevos/eliminados,</text:span> se puede aceptar el pull request, manejar conflictos, y finalmente fusionarse con la rama.</text:p>
      <text:p text:style-name="P2"/>
      <text:list xml:id="list135651725516166" text:continue-numbering="true" text:style-name="WWNum3">
        <text:list-item>
          <text:p text:style-name="P7">¿Cómo se trabaja con submódulos en Git?<text:line-break/><text:line-break/><text:span text:style-name="T8">Para trabajar con submodulos en git, se usa una combinacion de comandos normales y comandos de submodulo escritos como “git submodule”</text:span></text:p>
        </text:list-item>
      </text:list>
      <text:p text:style-name="P22">Como por ejemplo, para agregar un submodulo, se usaria “git submodule add «repo» [«path»] “</text:p>
      <text:p text:style-name="P22">cabe aclarar que un submodulo puede operar como un repositorio diferente, dentro de otro repositorio, y este puede ser actualizado y trabajado como cualquier otro repositorio.</text:p>
      <text:p text:style-name="P22"/>
      <text:p text:style-name="P2"/>
      <text:list xml:id="list135651376091865" text:continue-numbering="true" text:style-name="WWNum3">
        <text:list-item>
          <text:p text:style-name="P7">¿Cómo se usa Git bisect para encontrar un commit problemático?</text:p>
        </text:list-item>
      </text:list>
      <text:p text:style-name="P2"/>
      <text:p text:style-name="P23">Git bisect usa una busqueda binaria para encontrar el commit en el que se introdujo un bug. Se elije un commit “bueno” y uno “malo” donde el bug esta/ no esta. Git elije un commit entre estos dos puntos y chequea con el usuario si este commit es “bueno o malo”, hasta reducir la busqueda lo suficiente para encontrar el commit exacto que introdujo el problema.</text:p>
      <text:p text:style-name="P24">El uso de comandos seria:</text:p>
      <text:p text:style-name="P24">-<text:tab/>git bisect start</text:p>
      <text:p text:style-name="P24">-<text:tab/>git bisect bad (Esto establece que el actual es defectuoso)</text:p>
      <text:p text:style-name="P24">-<text:tab/>git bisect good «nombre_commit»</text:p>
      <text:p text:style-name="P24"><text:soft-page-break/>Tras hacer esto git cargara un commit, el cual se debe revisar y emitir juicio para continuar la busqueda.</text:p>
      <text:p text:style-name="P2"/>
      <text:list xml:id="list135651158287121" text:continue-numbering="true" text:style-name="WWNum3">
        <text:list-item>
          <text:p text:style-name="P7">¿Cómo se configura un flujo de trabajo de Git flow?</text:p>
        </text:list-item>
      </text:list>
      <text:p text:style-name="P2"/>
      <text:list xml:id="list135650970511376" text:continue-numbering="true" text:style-name="WWNum3">
        <text:list-item>
          <text:p text:style-name="P7">¿Cómo se configura un flujo de trabajo de GitHub flow?</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CO"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es" fo:country="CO"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in" fo:margin-bottom="0in" style:contextual-spacing="false" fo:line-height="100%">
        <style:tab-stops>
          <style:tab-stop style:position="3.0689in" style:type="center"/>
          <style:tab-stop style:position="6.1374in" style:type="right"/>
        </style:tab-stops>
      </style:paragraph-properties>
    </style:style>
    <style:style style:name="Footer" style:family="paragraph" style:parent-style-name="Standard" loext:linked-style-name="Pie_20_de_20_página_20_Car" style:class="extra">
      <style:paragraph-properties fo:margin-top="0in" fo:margin-bottom="0in" style:contextual-spacing="false" fo:line-height="100%">
        <style:tab-stops>
          <style:tab-stop style:position="3.0689in" style:type="center"/>
          <style:tab-stop style:position="6.1374in" style:type="right"/>
        </style:tab-stops>
      </style:paragraph-properties>
    </style:style>
    <style:style style:name="Default_20_Paragraph_20_Font" style:display-name="Default Paragraph Font" style:family="text"/>
    <style:style style:name="Encabezado_20_Car" style:display-name="Encabezado Car" style:family="text" style:parent-style-name="Default_20_Paragraph_20_Font" loext:linked-style-name="Header"/>
    <style:style style:name="Pie_20_de_20_página_20_Car" style:display-name="Pie de página Car" style:family="text" style:parent-style-name="Default_20_Paragraph_20_Font" loext:linked-style-name="Footer"/>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3"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4917in" fo:margin-bottom="0.9839in" fo:margin-left="1.1811in" fo:margin-right="1.181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agen 3" text:anchor-type="char" svg:x="4.9346in" svg:y="-0.0898in" svg:width="0.8374in" svg:height="0.4717in" draw:z-index="11"><draw:image xlink:href="Pictures/1000000000000500000002D07DA2822FE605D03F.jpg" xlink:type="simple" xlink:show="embed" xlink:actuate="onLoad" draw:mime-type="image/jpeg"/></draw:frame><draw:frame draw:style-name="Mfr2" draw:name="Imagen 2" text:anchor-type="char" svg:y="-0.1154in" svg:width="1.0654in" svg:height="0.6in" draw:z-index="7"><draw:image xlink:href="Pictures/10000001000006680000039CD7F179304A63711E.png" xlink:type="simple" xlink:show="embed" xlink:actuate="onLoad" draw:mime-type="image/png"/><svg:desc>Qué es Git?</svg:desc></draw:frame><draw:frame draw:style-name="Mfr3" draw:name="Imagen 1" text:anchor-type="char" svg:x="5.8165in" svg:y="-0.3744in" svg:width="1.4547in" svg:height="1.2in" draw:z-index="3"><draw:image xlink:href="Pictures/10000001000009FA0000083AFDEE89B90507DA8D.png" xlink:type="simple" xlink:show="embed" xlink:actuate="onLoad" draw:mime-type="image/png"/><svg:desc>HOME - G&amp;L Group S.A.</svg:desc></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Norma Piedad Silva Ortiz</meta:initial-creator>
    <meta:editing-cycles>3</meta:editing-cycles>
    <meta:creation-date>2023-05-08T11:50:00</meta:creation-date>
    <dc:date>2023-05-10T13:56:50.203358718</dc:date>
    <meta:editing-duration>PT24M48S</meta:editing-duration>
    <meta:generator>LibreOffice/7.3.7.2$Linux_X86_64 LibreOffice_project/30$Build-2</meta:generator>
    <meta:document-statistic meta:table-count="0" meta:image-count="3" meta:object-count="0" meta:page-count="4" meta:paragraph-count="63" meta:word-count="938" meta:character-count="5349" meta:non-whitespace-character-count="4485"/>
    <meta:user-defined meta:name="AppVersion">16.0000</meta:user-defined>
    <meta:template xlink:type="simple" xlink:actuate="onRequest" xlink:title="Normal.dotm" xlink:href=""/>
  </office:meta>
</office:document-meta>
</file>